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cm" table:align="left"/>
    </style:style>
    <style:style style:name="Table2.A" style:family="table-column">
      <style:table-column-properties style:column-width="2.256cm"/>
    </style:style>
    <style:style style:name="Table2.B" style:family="table-column">
      <style:table-column-properties style:column-width="14.744cm"/>
    </style:style>
    <style:style style:name="Table2.A1" style:family="table-cell">
      <style:table-cell-properties fo:padding="0.049cm" fo:border="none"/>
    </style:style>
    <style:style style:name="Table1" style:family="table">
      <style:table-properties style:width="20.188cm" table:align="left"/>
    </style:style>
    <style:style style:name="Table1.A" style:family="table-column">
      <style:table-column-properties style:column-width="2.51cm"/>
    </style:style>
    <style:style style:name="Table1.B" style:family="table-column">
      <style:table-column-properties style:column-width="17.678cm"/>
    </style:style>
    <style:style style:name="Table1.A1" style:family="table-cell">
      <style:table-cell-properties fo:padding="0.049cm" fo:border="none"/>
    </style:style>
    <style:style style:name="Table3" style:family="table">
      <style:table-properties style:width="20.188cm" table:align="left"/>
    </style:style>
    <style:style style:name="Table3.A" style:family="table-column">
      <style:table-column-properties style:column-width="0.986cm"/>
    </style:style>
    <style:style style:name="Table3.B" style:family="table-column">
      <style:table-column-properties style:column-width="19.202cm"/>
    </style:style>
    <style:style style:name="Table3.A1" style:family="table-cell">
      <style:table-cell-properties fo:padding="0.049cm" fo:border="none"/>
    </style:style>
    <style:style style:name="Table4" style:family="table">
      <style:table-properties style:width="7.948cm" table:align="left"/>
    </style:style>
    <style:style style:name="Table4.A" style:family="table-column">
      <style:table-column-properties style:column-width="2.277cm"/>
    </style:style>
    <style:style style:name="Table4.B" style:family="table-column">
      <style:table-column-properties style:column-width="5.671cm"/>
    </style:style>
    <style:style style:name="Table4.A1" style:family="table-cell">
      <style:table-cell-properties fo:padding="0.049cm" fo:border="none"/>
    </style:style>
    <style:style style:name="P1" style:family="paragraph" style:parent-style-name="Table_20_Contents">
      <style:paragraph-properties fo:margin-top="0cm" fo:margin-bottom="0.499cm" loext:contextual-spacing="false"/>
    </style:style>
    <style:style style:name="P2" style:family="paragraph" style:parent-style-name="List_20_Heading">
      <style:paragraph-properties fo:margin-top="0cm" fo:margin-bottom="0.499cm" loext:contextual-spacing="false"/>
    </style:style>
    <style:style style:name="P3" style:family="paragraph" style:parent-style-name="List_20_Contents">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text-properties fo:color="#0000ff"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4pt" fo:font-weight="bold" officeooo:rsid="00123a46" officeooo:paragraph-rsid="00123a46"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123a46" officeooo:paragraph-rsid="00123a46"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36067" officeooo:paragraph-rsid="00136067"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4ad34" officeooo:paragraph-rsid="0014ad34"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7e490" officeooo:paragraph-rsid="0017e490"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8pt" fo:font-weight="bold" officeooo:rsid="0017e490" officeooo:paragraph-rsid="0017e490"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184988" officeooo:paragraph-rsid="00184988" style:font-size-asian="18pt" style:font-weight-asian="bold" style:font-size-complex="18pt" style:font-weight-complex="bold"/>
    </style:style>
    <style:style style:name="P13" style:family="paragraph" style:parent-style-name="Standard">
      <style:paragraph-properties fo:text-align="start" style:justify-single-word="false"/>
      <style:text-properties fo:color="#0000ff" fo:font-size="14pt" fo:font-weight="normal" officeooo:rsid="00123a46" officeooo:paragraph-rsid="00123a46"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color="#0000ff" fo:font-size="14pt" fo:font-weight="normal" officeooo:rsid="00130661" officeooo:paragraph-rsid="00130661"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color="#0000ff" fo:font-size="14pt" fo:font-weight="normal" officeooo:rsid="0014ad34" officeooo:paragraph-rsid="0014ad34"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00ff" fo:font-size="18pt" fo:font-weight="bold" officeooo:rsid="00184988" officeooo:paragraph-rsid="00184988" style:font-size-asian="18pt" style:font-weight-asian="bold" style:font-size-complex="18pt" style:font-weight-complex="bold"/>
    </style:style>
    <style:style style:name="P17" style:family="paragraph" style:parent-style-name="Standard">
      <style:paragraph-properties fo:text-align="start" style:justify-single-word="false"/>
      <style:text-properties fo:color="#0000ff" fo:font-size="12pt" fo:font-weight="normal" officeooo:rsid="00197de4" officeooo:paragraph-rsid="00197de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ff" fo:font-size="12pt" fo:font-weight="normal" officeooo:rsid="001a543a" officeooo:paragraph-rsid="001a543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ff" fo:font-size="12pt" fo:font-weight="normal" officeooo:rsid="001d67f0" officeooo:paragraph-rsid="001d67f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ff" fo:font-size="12pt" fo:font-weight="normal" officeooo:rsid="001ec252" officeooo:paragraph-rsid="001ec25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84988" officeooo:paragraph-rsid="00184988" style:font-size-asian="10.5pt" style:font-weight-asian="normal" style:font-size-complex="12pt" style:font-weight-complex="normal"/>
    </style:style>
    <style:style style:name="P22" style:family="paragraph" style:parent-style-name="Standard">
      <style:paragraph-properties fo:text-align="start" style:justify-single-word="false" style:border-line-width-bottom="0.03cm 0.03cm 0.03cm" fo:padding="0.074cm" fo:border-left="none" fo:border-right="none" fo:border-top="none" fo:border-bottom="2.55pt double #000000" style:join-border="false"/>
      <style:text-properties fo:font-size="14pt" fo:font-weight="normal" officeooo:rsid="00130661" officeooo:paragraph-rsid="00123a46" style:font-size-asian="14pt" style:font-weight-asian="normal" style:font-size-complex="14pt" style:font-weight-complex="normal"/>
    </style:style>
    <style:style style:name="P23" style:family="paragraph" style:parent-style-name="Standard">
      <style:paragraph-properties fo:text-align="start" style:justify-single-word="false" style:border-line-width-bottom="0.03cm 0.03cm 0.03cm" fo:padding="0.074cm" fo:border-left="none" fo:border-right="none" fo:border-top="none" fo:border-bottom="2.55pt double #000000" style:join-border="false"/>
      <style:text-properties fo:color="#0000ff" fo:font-size="12pt" fo:font-weight="normal" officeooo:rsid="001d67f0" officeooo:paragraph-rsid="001d67f0" style:font-size-asian="10.5pt" style:font-weight-asian="normal" style:font-size-complex="12pt" style:font-weight-complex="normal"/>
    </style:style>
    <style:style style:name="P24" style:family="paragraph" style:parent-style-name="Text_20_body">
      <style:paragraph-properties style:border-line-width-bottom="0.03cm 0.03cm 0.03cm" fo:padding="0.074cm" fo:border-left="none" fo:border-right="none" fo:border-top="none" fo:border-bottom="2.55pt double #000000" style:join-border="false"/>
    </style:style>
    <style:style style:name="P25" style:family="paragraph" style:parent-style-name="Heading_20_5">
      <style:paragraph-properties fo:text-align="start" style:justify-single-word="false"/>
      <style:text-properties fo:font-size="14pt" fo:font-weight="normal" officeooo:rsid="00130661" officeooo:paragraph-rsid="00130661" style:font-size-asian="14pt" style:font-weight-asian="normal" style:font-size-complex="14pt" style:font-weight-complex="normal"/>
    </style:style>
    <style:style style:name="P26" style:family="paragraph" style:parent-style-name="Heading_20_5">
      <style:text-properties fo:font-size="14pt" style:font-size-asian="14pt" style:font-size-complex="14pt"/>
    </style:style>
    <style:style style:name="P27" style:family="paragraph" style:parent-style-name="Preformatted_20_Text">
      <style:paragraph-properties fo:text-align="start" style:justify-single-word="false"/>
      <style:text-properties fo:font-size="14pt" fo:font-weight="normal" officeooo:rsid="00130661" officeooo:paragraph-rsid="00130661" style:font-size-asian="14pt" style:font-weight-asian="normal" style:font-size-complex="14pt" style:font-weight-complex="normal"/>
    </style:style>
    <style:style style:name="P28" style:family="paragraph" style:parent-style-name="Preformatted_20_Text">
      <style:paragraph-properties fo:text-align="start" style:justify-single-word="false"/>
      <style:text-properties fo:font-size="14pt" fo:font-weight="normal" officeooo:rsid="0014ad34" officeooo:paragraph-rsid="0014ad34" style:font-size-asian="14pt" style:font-weight-asian="normal" style:font-size-complex="14pt" style:font-weight-complex="normal"/>
    </style:style>
    <style:style style:name="P29" style:family="paragraph" style:parent-style-name="Text_20_body">
      <style:paragraph-properties fo:text-align="start" style:justify-single-word="false"/>
      <style:text-properties fo:font-size="12pt" fo:font-weight="normal" officeooo:rsid="00184988" officeooo:paragraph-rsid="0018498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fo:font-size="12pt" fo:font-weight="normal" officeooo:rsid="00184988" officeooo:paragraph-rsid="0018498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fo:font-size="12pt" fo:font-weight="normal" officeooo:rsid="001a543a" officeooo:paragraph-rsid="001a543a"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fo:font-size="18pt" fo:font-weight="bold" officeooo:rsid="00184988" officeooo:paragraph-rsid="00184988" style:font-size-asian="18pt" style:font-weight-asian="bold" style:font-size-complex="18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color="#0000ff"/>
    </style:style>
    <style:style style:name="T5" style:family="text">
      <style:text-properties fo: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 Mining Program Description</text:p>
      <text:p text:style-name="P6"/>
      <text:p text:style-name="P11">mapper.R</text:p>
      <text:p text:style-name="P6"/>
      <text:p text:style-name="P13"><text:span text:style-name="T2">gsub</text:span>(pattern, replacement, x, ignore.case = FALSE, perl = FALSE,fixed = FALSE, useBytes = FALSE)</text:p>
      <text:p text:style-name="P7"/>
      <text:p text:style-name="P7"><text:span text:style-name="T2">pattern:</text:span> string to be matched</text:p>
      <text:p text:style-name="P7"><text:span text:style-name="T2">replacement:</text:span> string for replacement</text:p>
      <text:p text:style-name="P7"><text:span text:style-name="T2">x:</text:span> string or string vector</text:p>
      <text:p text:style-name="P7"><text:span text:style-name="T2">ignore.case:</text:span> if TRUE, ignore case</text:p>
      <text:p text:style-name="P7"/>
      <text:p text:style-name="P7"><text:span text:style-name="T2">#gsub()</text:span> function replaces all matches of a string, if the parameter is a string vector, returns a string vector of the same length and with the same attribute</text:p>
      <text:p text:style-name="P7"><text:s text:c="63"/></text:p>
      <text:p text:style-name="P7"><text:span text:style-name="T2"># <text:s/>^<text:tab/></text:span>Beginning of the string</text:p>
      <text:p text:style-name="P7"><text:s text:c="62"/></text:p>
      <text:p text:style-name="P7"><text:span text:style-name="T2"><text:s/># <text:s/>$</text:span><text:tab/>End of the string</text:p>
      <text:p text:style-name="P22"/>
      <text:p text:style-name="P27"><text:span text:style-name="Source_20_Text"/></text:p>
      <text:p text:style-name="P27"><text:span text:style-name="Source_20_Text"><text:span text:style-name="T4">unlist(x, recursive = TRUE, use.names = TRUE)</text:span></text:span></text:p>
      <text:p text:style-name="P14"/>
      <text:h text:style-name="P25" text:outline-level="5">Arguments</text:h>
      <text:p text:style-name="P2"><text:span text:style-name="T2">x</text:span> <text:s text:c="2"/>an R object, typically a list or vector.</text:p>
      <text:p text:style-name="P2"><text:span text:style-name="T2">recursive </text:span><text:s text:c="2"/>logical. Should unlisting be applied to list components of <text:span text:style-name="Source_20_Text">x</text:span>?</text:p>
      <text:p text:style-name="P2"><text:span text:style-name="T2">use.names </text:span><text:s/>logical. Should names be preserved?</text:p>
      <text:h text:style-name="P26" text:outline-level="5">Details</text:h>
      <text:p text:style-name="Text_20_body"><text:span text:style-name="Source_20_Text">unlist</text:span> is generic: you can write methods to handle specific classes of objects, see InternalMethods, and note, e.g., <text:span text:style-name="Source_20_Text">relist</text:span> with the <text:span text:style-name="Source_20_Text">unlist</text:span> method for <text:span text:style-name="Source_20_Text">relistable</text:span> objects.</text:p>
      <text:p text:style-name="Text_20_body">If <text:span text:style-name="Source_20_Text">recursive = FALSE</text:span>, the function will not recurse beyond the first level items in <text:span text:style-name="Source_20_Text">x</text:span>.</text:p>
      <text:p text:style-name="Text_20_body">Factors are treated specially. If all non-list elements of <text:span text:style-name="Source_20_Text">x</text:span> are factors (or ordered factors) then the result will be a factor with levels the union of the level sets of the elements, in the order the levels occur in the level sets of the elements (which means that if all the elements have the same level set, that is the level set of the result).</text:p>
      <text:p text:style-name="Text_20_body"><text:span text:style-name="Source_20_Text">x</text:span> can be an atomic vector, but then <text:span text:style-name="Source_20_Text">unlist</text:span> does nothing useful, not even drop names.</text:p>
      <text:p text:style-name="P24">By default, <text:span text:style-name="Source_20_Text">unlist</text:span> tries to retain the naming information present in <text:span text:style-name="Source_20_Text">x</text:span>. If <text:span text:style-name="Source_20_Text">use.names = FALSE</text:span> all naming information is dropped.</text:p>
      <text:p text:style-name="P8"/>
      <text:h text:style-name="Heading_20_2" text:outline-level="2"><text:soft-page-break/>Split the Elements of a Character Vector</text:h>
      <text:h text:style-name="Heading_20_3" text:outline-level="3">Description</text:h>
      <text:p text:style-name="Text_20_body">Split the elements of a character vector <text:span text:style-name="Source_20_Text">x</text:span> into substrings according to the matches to substring <text:span text:style-name="Source_20_Text">split</text:span> within them. </text:p>
      <text:h text:style-name="Heading_20_3" text:outline-level="3">Usage</text:h>
      <text:p text:style-name="P5"><text:span text:style-name="T2">strsplit</text:span>(x, split, fixed = FALSE, perl = FALSE, useBytes = FALSE)</text:p>
      <text:h text:style-name="Heading_20_3" text:outline-level="3">Arguments</text:h>
      <table:table table:name="Table2" table:style-name="Table2">
        <table:table-column table:style-name="Table2.A"/>
        <table:table-column table:style-name="Table2.B"/>
        <table:table-row>
          <table:table-cell table:style-name="Table2.A1" office:value-type="string">
            <text:p text:style-name="Table_20_Contents"><text:span text:style-name="Source_20_Text">x</text:span></text:p>
          </table:table-cell>
          <table:table-cell table:style-name="Table2.A1" office:value-type="string">
            <text:p text:style-name="P1">character vector, each element of which is to be split. Other inputs, including a factor, will give an error. </text:p>
          </table:table-cell>
        </table:table-row>
        <table:table-row>
          <table:table-cell table:style-name="Table2.A1" office:value-type="string">
            <text:p text:style-name="Table_20_Contents"><text:span text:style-name="Source_20_Text">split</text:span></text:p>
          </table:table-cell>
          <table:table-cell table:style-name="Table2.A1" office:value-type="string">
            <text:p text:style-name="P1">character vector (or object which can be coerced to such) containing <text:a xlink:type="simple" xlink:href="https://stat.ethz.ch/R-manual/R-devel/library/base/html/regex.html" text:style-name="Internet_20_link" text:visited-style-name="Visited_20_Internet_20_Link">regular expression</text:a>(s) (unless <text:span text:style-name="Source_20_Text">fixed = TRUE</text:span>) to use for splitting. If empty matches occur, in particular if <text:span text:style-name="Source_20_Text">split</text:span> has length 0, <text:span text:style-name="Source_20_Text">x</text:span> is split into single characters. If <text:span text:style-name="Source_20_Text">split</text:span> has length greater than 1, it is re-cycled along <text:span text:style-name="Source_20_Text">x</text:span>. </text:p>
          </table:table-cell>
        </table:table-row>
        <table:table-row>
          <table:table-cell table:style-name="Table2.A1" office:value-type="string">
            <text:p text:style-name="Table_20_Contents"><text:span text:style-name="Source_20_Text">fixed</text:span></text:p>
          </table:table-cell>
          <table:table-cell table:style-name="Table2.A1" office:value-type="string">
            <text:p text:style-name="P1">logical. If <text:span text:style-name="Source_20_Text">TRUE</text:span> match <text:span text:style-name="Source_20_Text">split</text:span> exactly, otherwise use regular expressions. Has priority over <text:span text:style-name="Source_20_Text">perl</text:span>. </text:p>
          </table:table-cell>
        </table:table-row>
        <table:table-row>
          <table:table-cell table:style-name="Table2.A1" office:value-type="string">
            <text:p text:style-name="Table_20_Contents"><text:span text:style-name="Source_20_Text">perl</text:span></text:p>
          </table:table-cell>
          <table:table-cell table:style-name="Table2.A1" office:value-type="string">
            <text:p text:style-name="P1">logical. Should Perl-compatible regexps be used?</text:p>
          </table:table-cell>
        </table:table-row>
        <table:table-row>
          <table:table-cell table:style-name="Table2.A1" office:value-type="string">
            <text:p text:style-name="Table_20_Contents"><text:span text:style-name="Source_20_Text">useBytes</text:span></text:p>
          </table:table-cell>
          <table:table-cell table:style-name="Table2.A1" office:value-type="string">
            <text:p text:style-name="P1">logical. If <text:span text:style-name="Source_20_Text">TRUE</text:span> the matching is done byte-by-byte rather than character-by-character, and inputs with marked encodings are not converted. This is forced (with a warning) if any input is found which is marked as <text:span text:style-name="Source_20_Text">"bytes"</text:span> (see <text:a xlink:type="simple" xlink:href="https://stat.ethz.ch/R-manual/R-devel/library/base/html/Encoding.html" text:style-name="Internet_20_link" text:visited-style-name="Visited_20_Internet_20_Link"><text:span text:style-name="Source_20_Text">Encoding</text:span></text:a>).</text:p>
          </table:table-cell>
        </table:table-row>
      </table:table>
      <text:h text:style-name="Heading_20_3" text:outline-level="3">Details</text:h>
      <text:p text:style-name="Text_20_body">Argument <text:span text:style-name="Source_20_Text">split</text:span> will be coerced to character, so you will see uses with <text:span text:style-name="Source_20_Text">split = NULL</text:span> to mean <text:span text:style-name="Source_20_Text">split = character(0)</text:span>, including in the examples below. </text:p>
      <text:p text:style-name="Text_20_body">Note that splitting into single characters can be done <text:span text:style-name="Emphasis">via</text:span> <text:span text:style-name="Source_20_Text">split = character(0)</text:span> or <text:span text:style-name="Source_20_Text">split = ""</text:span>; the two are equivalent. The definition of ‘character’ here depends on the locale: in a single-byte locale it is a byte, and in a multi-byte locale it is the unit represented by a ‘wide character’ (almost always a Unicode code point). </text:p>
      <text:p text:style-name="Text_20_body">A missing value of <text:span text:style-name="Source_20_Text">split</text:span> does not split the corresponding element(s) of <text:span text:style-name="Source_20_Text">x</text:span> at all. </text:p>
      <text:p text:style-name="P9"/>
      <text:p text:style-name="P9"/>
      <text:p text:style-name="P9"/>
      <text:p text:style-name="P9"/>
      <text:p text:style-name="P9"/>
      <text:p text:style-name="P9"/>
      <text:p text:style-name="P9"><text:span text:style-name="T4">while (length(line &lt;- readLines(con, n = 1, warn = FALSE)) &gt; 0) {</text:span> </text:p>
      <text:p text:style-name="P9"/>
      <text:p text:style-name="P10">#con is a connection object</text:p>
      <text:p text:style-name="P9"><text:soft-page-break/>#n=1 means number of lines to read</text:p>
      <text:p text:style-name="P9">#it warns if file is missing</text:p>
      <text:p text:style-name="P9"/>
      <text:p text:style-name="P15">line &lt;- trimWhiteSpace(line)</text:p>
      <text:p text:style-name="P15">words &lt;- splitIntoWords(line)</text:p>
      <text:p text:style-name="P9"/>
      <text:p text:style-name="P9"># <text:s text:c="3"/>print (line)</text:p>
      <text:p text:style-name="P9"># <text:s text:c="3"/>print (words)</text:p>
      <text:p text:style-name="P9"><text:s text:c="4"/></text:p>
      <text:p text:style-name="P9">for (w in words)</text:p>
      <text:p text:style-name="P9"><text:s text:c="8"/>cat(w, "\t1\n", sep=" <text:s/>")</text:p>
      <text:p text:style-name="P9">}</text:p>
      <text:p text:style-name="P9"/>
      <text:p text:style-name="P9"/>
      <text:p text:style-name="P28"><text:span text:style-name="Source_20_Text"><text:span text:style-name="T3">cat(… , file = "", sep = " ", fill = FALSE, labels = NULL,</text:span></text:span></text:p>
      <text:p text:style-name="P4"><text:span text:style-name="Source_20_Text"><text:span text:style-name="T3"><text:s text:c="4"/>append = FALSE)</text:span></text:span></text:p>
      <text:h text:style-name="Heading_20_5" text:outline-level="5">Arguments</text:h>
      <text:p text:style-name="P2">… </text:p>
      <text:p text:style-name="P3">R objects (see ‘Details’ for the types of objects allowed).</text:p>
      <text:p text:style-name="P2">file </text:p>
      <text:p text:style-name="P3">A <text:a xlink:type="simple" xlink:href="https://www.rdocumentation.org/link/connection?package=base&amp;version=3.4.3" text:style-name="Internet_20_link" text:visited-style-name="Visited_20_Internet_20_Link">connection</text:a>, or a character string naming the file to print to. If <text:span text:style-name="Source_20_Text">""</text:span> (the default), <text:span text:style-name="Source_20_Text">cat</text:span> prints to the standard output connection, the console unless redirected by <text:a xlink:type="simple" xlink:href="https://www.rdocumentation.org/link/sink?package=base&amp;version=3.4.3" text:style-name="Internet_20_link" text:visited-style-name="Visited_20_Internet_20_Link"><text:span text:style-name="Source_20_Text">sink</text:span></text:a>. If it is <text:span text:style-name="Source_20_Text">"|cmd"</text:span>, the output is piped to the command given by <text:span text:style-name="Source_20_Text">cmd</text:span>, by opening a pipe connection.</text:p>
      <text:p text:style-name="P2">sep </text:p>
      <text:p text:style-name="P3">a character vector of strings to append after each element.</text:p>
      <text:p text:style-name="P2">fill </text:p>
      <text:p text:style-name="P3">a logical or (positive) numeric controlling how the output is broken into successive lines. If <text:span text:style-name="Source_20_Text">FALSE</text:span> (default), only newlines created explicitly by <text:span text:style-name="Example">"\n"</text:span> are printed. Otherwise, the output is broken into lines with print width equal to the option <text:span text:style-name="Source_20_Text">width</text:span> if <text:span text:style-name="Source_20_Text">fill</text:span> is <text:span text:style-name="Source_20_Text">TRUE</text:span>, or the value of <text:span text:style-name="Source_20_Text">fill</text:span> if this is numeric. Non-positive <text:span text:style-name="Source_20_Text">fill</text:span> values are ignored, with a warning.</text:p>
      <text:p text:style-name="P12"/>
      <text:p text:style-name="P12"/>
      <text:p text:style-name="P12"/>
      <text:p text:style-name="P12"/>
      <text:p text:style-name="P12"/>
      <text:p text:style-name="P12"/>
      <text:p text:style-name="P12"><text:soft-page-break/>reducer.R</text:p>
      <text:p text:style-name="P12"/>
      <text:p text:style-name="P16">list(word = val[1], count = as.integer(val[2]))</text:p>
      <text:p text:style-name="P12"/>
      <text:p text:style-name="P21">In order to create an <text:span text:style-name="T1">integer</text:span> variable in <text:span text:style-name="T1">R</text:span>, we invoke the <text:span text:style-name="T1">as</text:span>.<text:span text:style-name="T1">integer</text:span> function.</text:p>
      <text:p text:style-name="P21"/>
      <text:p text:style-name="P21"/>
      <text:p text:style-name="P17">env &lt;- new.env(hash = TRUE)</text:p>
      <text:p text:style-name="P17">con &lt;- file("stdin", open = "r")</text:p>
      <text:p text:style-name="P17">op &lt;- file("output.txt", open = "w")</text:p>
      <text:p text:style-name="P21"/>
      <text:p text:style-name="P21"><text:span text:style-name="Source_20_Text"><text:span text:style-name="T4">new.env</text:span></text:span><text:span text:style-name="T5"> returns a new (empty) environment with (by default) enclosure the parent frame. </text:span></text:p>
      <text:p text:style-name="P30"/>
      <text:p text:style-name="P30"/>
      <text:p text:style-name="P18">H &lt;- c()</text:p>
      <text:p text:style-name="P18">M &lt;- c() </text:p>
      <text:p text:style-name="P31"/>
      <text:p text:style-name="P29"><text:span text:style-name="T5">This is an </text:span><text:span text:style-name="Emphasis"><text:span text:style-name="T5">assignment</text:span></text:span><text:span text:style-name="T5"> statement using the </text:span><text:span text:style-name="Emphasis"><text:span text:style-name="T5">function</text:span></text:span><text:span text:style-name="T5"> </text:span><text:span text:style-name="Source_20_Text"><text:span text:style-name="T5">c()</text:span></text:span><text:span text:style-name="T5"> which in this context can take an arbitrary number of vector </text:span><text:span text:style-name="Emphasis"><text:span text:style-name="T5">arguments</text:span></text:span><text:span text:style-name="T5"> and whose value is a vector got by concatenating its arguments end to end.</text:span></text:p>
      <text:p text:style-name="Text_20_body">A number occurring by itself in an expression is taken as a vector of length one. </text:p>
      <text:p text:style-name="Text_20_body">Notice that the assignment operator (‘<text:span text:style-name="Example"><text:span text:style-name="Source_20_Text">&lt;-</text:span></text:span>’), which consists of the two characters ‘<text:span text:style-name="Example"><text:span text:style-name="Source_20_Text">&lt;</text:span></text:span>’ (“less than”) and ‘<text:span text:style-name="Example"><text:span text:style-name="Source_20_Text">-</text:span></text:span>’ (“minus”) occurring strictly side-by-side and it ‘points’ to the object receiving the value of the expression. In most contexts the ‘<text:span text:style-name="Example"><text:span text:style-name="Source_20_Text">=</text:span></text:span>’ operator can be used as an alternativ</text:p>
      <text:p text:style-name="P21"><text:span text:style-name="T5">Assignment can also be made using the function </text:span><text:span text:style-name="Source_20_Text"><text:span text:style-name="T4">assign()</text:span></text:span><text:span text:style-name="T5">. An equivalent way of making the same assignment as above is with: </text:span></text:p>
      <text:p text:style-name="P30"/>
      <text:p text:style-name="P19">while (length(line &lt;- readLines(con, n = 1, warn = FALSE)) &gt; 0) {</text:p>
      <text:p text:style-name="P19"><text:s text:c="4"/>line &lt;- trimWhiteSpace(line)</text:p>
      <text:p text:style-name="P19"><text:s text:c="4"/>split &lt;- splitLine(line)</text:p>
      <text:p text:style-name="P19"><text:s text:c="4"/>word &lt;- split$word</text:p>
      <text:p text:style-name="P19"><text:s text:c="4"/>count &lt;- split$count</text:p>
      <text:p text:style-name="P19"><text:s/></text:p>
      <text:p text:style-name="P19"><text:s text:c="4"/>if (exists(word, envir = env, inherits = FALSE)) {</text:p>
      <text:p text:style-name="P19"><text:s text:c="8"/>oldcount &lt;- get(word, envir = env)</text:p>
      <text:p text:style-name="P19"><text:s text:c="8"/>assign(word, oldcount + count, envir = env)</text:p>
      <text:p text:style-name="P19"><text:s text:c="4"/>}</text:p>
      <text:p text:style-name="P19"><text:s text:c="4"/>else assign(word, count, envir = env)</text:p>
      <text:p text:style-name="P19">}</text:p>
      <text:p text:style-name="P23">close(con)</text:p>
      <text:p text:style-name="P19"/>
      <text:p text:style-name="P19"/>
      <text:p text:style-name="P19"/>
      <text:p text:style-name="P19"/>
      <text:p text:style-name="P19"/>
      <text:p text:style-name="P19"/>
      <text:p text:style-name="P19"/>
      <text:p text:style-name="P19">for (w in ls(env, all = TRUE))</text:p>
      <text:p text:style-name="P19"><text:soft-page-break/>{</text:p>
      <text:p text:style-name="P19"><text:s text:c="4"/>cat(w, "\t", get(w, envir = env), "\n", sep = "",file=op)</text:p>
      <text:p text:style-name="P19"><text:s text:c="4"/>H &lt;- c(H , get(w, envir = env))</text:p>
      <text:p text:style-name="P19"><text:s text:c="4"/>M &lt;- c(M , w) </text:p>
      <text:p text:style-name="P19">}</text:p>
      <text:p text:style-name="P19"/>
      <text:p text:style-name="P19"/>
      <text:p text:style-name="P19">close(op)</text:p>
      <text:p text:style-name="P19">print (H)</text:p>
      <text:p text:style-name="P19">print (M)</text:p>
      <text:p text:style-name="P19"/>
      <text:p text:style-name="P19">png(file = "barchart_text_minig.png")</text:p>
      <text:p text:style-name="P19">barplot(H,names.arg=M,xlab="Keywords",ylab="Count",col="blue", main="Text Mining",border="red")</text:p>
      <text:p text:style-name="P19">dev.off()</text:p>
      <text:p text:style-name="P19"/>
      <text:p text:style-name="P20"/>
      <table:table table:name="Table1" table:style-name="Table1">
        <table:table-column table:style-name="Table1.A"/>
        <table:table-column table:style-name="Table1.B"/>
        <table:table-row>
          <table:table-cell table:style-name="Table1.A1" office:value-type="string">
            <text:p text:style-name="Table_20_Contents"><text:span text:style-name="Source_20_Text">names.arg</text:span></text:p>
          </table:table-cell>
          <table:table-cell table:style-name="Table1.A1" office:value-type="string">
            <text:p text:style-name="P1">a vector of names to be plotted below each bar or group of bars. If this argument is omitted, then the names are taken from the <text:span text:style-name="Source_20_Text">names</text:span> attribute of <text:span text:style-name="Source_20_Text">height</text:span> if this is a vector, or the column names if it is a matrix.</text:p>
          </table:table-cell>
        </table:table-row>
      </table:table>
      <text:p text:style-name="P20"/>
      <table:table table:name="Table3" table:style-name="Table3">
        <table:table-column table:style-name="Table3.A"/>
        <table:table-column table:style-name="Table3.B"/>
        <table:table-row>
          <table:table-cell table:style-name="Table3.A1" office:value-type="string">
            <text:p text:style-name="Table_20_Contents"><text:span text:style-name="Source_20_Text">col</text:span></text:p>
          </table:table-cell>
          <table:table-cell table:style-name="Table3.A1" office:value-type="string">
            <text:p text:style-name="P1">a vector of colors for the bars or bar components. By default, grey is used if <text:span text:style-name="Source_20_Text">height</text:span> is a vector, and a gamma-corrected grey palette if <text:span text:style-name="Source_20_Text">height</text:span> is a matrix.</text:p>
          </table:table-cell>
        </table:table-row>
      </table:table>
      <text:p text:style-name="P20"/>
      <table:table table:name="Table4" table:style-name="Table4">
        <table:table-column table:style-name="Table4.A"/>
        <table:table-column table:style-name="Table4.B"/>
        <table:table-row>
          <table:table-cell table:style-name="Table4.A1" office:value-type="string">
            <text:p text:style-name="Table_20_Contents"><text:span text:style-name="Source_20_Text">main,sub</text:span></text:p>
          </table:table-cell>
          <table:table-cell table:style-name="Table4.A1" office:value-type="string">
            <text:p text:style-name="P1">overall and sub title for the plot.</text:p>
          </table:table-cell>
        </table:table-row>
        <table:table-row>
          <table:table-cell table:style-name="Table4.A1" office:value-type="string">
            <text:p text:style-name="Table_20_Contents"><text:span text:style-name="Source_20_Text">xlab</text:span></text:p>
          </table:table-cell>
          <table:table-cell table:style-name="Table4.A1" office:value-type="string">
            <text:p text:style-name="P1">a label for the x axis.</text:p>
          </table:table-cell>
        </table:table-row>
        <table:table-row>
          <table:table-cell table:style-name="Table4.A1" office:value-type="string">
            <text:p text:style-name="Table_20_Contents"><text:span text:style-name="Source_20_Text">ylab</text:span></text:p>
          </table:table-cell>
          <table:table-cell table:style-name="Table4.A1" office:value-type="string">
            <text:p text:style-name="P1">a label for the y axis.</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423cm" fo:margin-right="0.3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06:43:18.727173633</meta:creation-date>
    <dc:date>2018-04-07T10:13:22.016608090</dc:date>
    <meta:editing-duration>PT34M29S</meta:editing-duration>
    <meta:editing-cycles>9</meta:editing-cycles>
    <meta:generator>LibreOffice/5.1.6.2$Linux_X86_64 LibreOffice_project/10m0$Build-2</meta:generator>
    <meta:document-statistic meta:table-count="4" meta:image-count="0" meta:object-count="0" meta:page-count="5" meta:paragraph-count="114" meta:word-count="1105" meta:character-count="6585" meta:non-whitespace-character-count="5360"/>
  </office:meta>
</office:document-meta>
</file>